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DefaultParagraphFont" style:family="text">
      <style:text-properties style:font-name="Times New Roman" style:font-name-complex="Times New Roman" fo:color="#000000" style:font-size-complex="11pt" fo:language="en" fo:country="GB"/>
    </style:style>
    <style:style style:name="P3" style:parent-style-name="Standard" style:family="paragraph">
      <style:paragraph-properties fo:text-align="justify" fo:line-height="150%"/>
    </style:style>
    <style:style style:name="T4" style:parent-style-name="DefaultParagraphFont" style:family="text">
      <style:text-properties style:font-name="Times New Roman" style:font-name-complex="Times New Roman" style:font-size-complex="11pt" fo:language="en" fo:country="GB" style:language-asian="fr" style:country-asian="FR"/>
    </style:style>
    <style:style style:name="P5" style:parent-style-name="Standard" style:family="paragraph">
      <style:paragraph-properties fo:text-align="justify" fo:line-height="150%"/>
      <style:text-properties style:font-name="Times New Roman" style:font-name-complex="Times New Roman" style:font-size-complex="11pt" style:language-asian="fr" style:country-asian="FR"/>
    </style:style>
    <style:style style:name="P6" style:parent-style-name="Standard" style:family="paragraph">
      <style:paragraph-properties fo:text-align="justify" fo:line-height="150%"/>
    </style:style>
    <style:style style:name="T7" style:parent-style-name="DefaultParagraphFont" style:family="text">
      <style:text-properties style:font-name="Times New Roman" style:font-name-complex="Times New Roman" style:font-size-complex="11pt" style:language-asian="fr" style:country-asian="FR"/>
    </style:style>
    <style:style style:name="T8" style:parent-style-name="DefaultParagraphFont" style:family="text">
      <style:text-properties style:font-name="Times New Roman" style:font-name-complex="Times New Roman" style:font-size-complex="11pt" style:language-asian="fr" style:country-asian="FR"/>
    </style:style>
    <style:style style:name="T9" style:parent-style-name="DefaultParagraphFont" style:family="text">
      <style:text-properties style:font-name="Times New Roman" style:font-name-complex="Times New Roman" style:font-size-complex="11pt" style:language-asian="fr" style:country-asian="FR"/>
    </style:style>
    <style:style style:name="P10" style:parent-style-name="Standard" style:family="paragraph">
      <style:paragraph-properties fo:text-align="justify" fo:line-height="150%"/>
    </style:style>
    <style:style style:name="T11" style:parent-style-name="DefaultParagraphFont" style:family="text">
      <style:text-properties style:font-name="Times New Roman" style:font-name-complex="Times New Roman" style:font-size-complex="11pt" style:language-asian="fr" style:country-asian="FR"/>
    </style:style>
    <style:style style:name="T12" style:parent-style-name="DefaultParagraphFont" style:family="text">
      <style:text-properties style:font-name="Times New Roman" style:font-name-complex="Times New Roman" style:font-size-complex="11pt" style:language-asian="fr" style:country-asian="FR"/>
    </style:style>
    <style:style style:name="T13" style:parent-style-name="DefaultParagraphFont" style:family="text">
      <style:text-properties style:font-name="Times New Roman" style:font-name-complex="Times New Roman" fo:font-style="italic" style:font-style-asian="italic" style:font-size-complex="11pt" style:language-asian="fr" style:country-asian="FR"/>
    </style:style>
    <style:style style:name="T14" style:parent-style-name="DefaultParagraphFont" style:family="text">
      <style:text-properties style:font-name="Times New Roman" style:font-name-complex="Times New Roman" style:font-size-complex="11pt" style:language-asian="fr" style:country-asian="FR"/>
    </style:style>
    <style:style style:name="P15" style:parent-style-name="Standard" style:family="paragraph">
      <style:text-properties style:font-name="Times New Roman" style:font-name-complex="Times New Roman" style:font-size-complex="11pt" style:language-asian="fr" style:country-asian="FR"/>
    </style:style>
    <style:style style:name="P16" style:parent-style-name="Standard" style:family="paragraph">
      <style:paragraph-properties fo:text-align="justify"/>
      <style:text-properties style:font-name="Times New Roman" style:font-name-complex="Times New Roman" style:font-size-complex="11pt" style:language-asian="fr" style:country-asian="FR"/>
    </style:style>
    <style:style style:name="P17" style:parent-style-name="Standard" style:family="paragraph">
      <style:paragraph-properties fo:text-align="justify" fo:line-height="150%"/>
      <style:text-properties style:font-name="Times New Roman" style:font-name-complex="Times New Roman" style:font-size-complex="11pt" style:language-asian="fr" style:country-asian="FR"/>
    </style:style>
    <style:style style:name="P18" style:parent-style-name="Standard" style:family="paragraph">
      <style:paragraph-properties fo:line-height="150%"/>
      <style:text-properties style:font-name="Times New Roman" style:font-name-complex="Times New Roman" style:font-size-complex="11pt"/>
    </style:style>
    <style:style style:name="P19" style:parent-style-name="Standard" style:family="paragraph">
      <style:paragraph-properties fo:line-height="150%"/>
      <style:text-properties style:font-name="Times New Roman" style:font-name-complex="Times New Roman" style:font-size-complex="11pt"/>
    </style:style>
    <style:style style:name="P20" style:parent-style-name="Standard" style:family="paragraph">
      <style:paragraph-properties fo:line-height="150%"/>
      <style:text-properties style:font-name="Times New Roman" style:font-name-complex="Times New Roman" style:font-size-complex="11pt"/>
    </style:style>
    <style:style style:name="P21" style:parent-style-name="Normal" style:family="paragraph">
      <style:paragraph-properties fo:margin-bottom="0in" fo:line-height="150%"/>
      <style:text-properties style:font-name="Times New Roman" style:font-name-complex="Times New Roman" fo:font-size="12pt" style:font-size-asian="12pt"/>
    </style:style>
    <style:style style:name="P22" style:parent-style-name="Normal" style:family="paragraph">
      <style:paragraph-properties fo:margin-bottom="0in" fo:line-height="150%"/>
      <style:text-properties style:font-name="Times New Roman" style:font-name-complex="Times New Roman" fo:font-size="12pt" style:font-size-asian="12pt"/>
    </style:style>
    <style:style style:name="P23" style:parent-style-name="Normal" style:family="paragraph">
      <style:paragraph-properties fo:margin-bottom="0in" fo:line-height="150%"/>
      <style:text-properties style:font-name="Times New Roman" style:font-name-complex="Times New Roman" fo:font-size="12pt" style:font-size-asian="12pt"/>
    </style:style>
    <style:style style:name="P24" style:parent-style-name="Normal" style:family="paragraph">
      <style:paragraph-properties fo:margin-bottom="0in" fo:line-height="150%"/>
      <style:text-properties style:font-name="Times New Roman" style:font-name-complex="Times New Roman" fo:font-size="12pt" style:font-size-asian="12pt"/>
    </style:style>
    <style:style style:name="P25" style:parent-style-name="Normal" style:family="paragraph">
      <style:paragraph-properties fo:margin-bottom="0in" fo:line-height="150%"/>
      <style:text-properties style:font-name="Times New Roman" style:font-name-complex="Times New Roman" fo:font-size="12pt" style:font-size-asian="12pt"/>
    </style:style>
    <style:style style:name="P26" style:parent-style-name="Normal" style:family="paragraph">
      <style:paragraph-properties fo:margin-bottom="0in" fo:line-height="150%"/>
      <style:text-properties style:font-name="Times New Roman" style:font-name-complex="Times New Roman" fo:font-size="12pt" style:font-size-asian="12pt"/>
    </style:style>
    <style:style style:name="P27" style:parent-style-name="Normal" style:family="paragraph">
      <style:paragraph-properties fo:margin-bottom="0in" fo:line-height="150%"/>
      <style:text-properties style:font-name="Times New Roman" style:font-name-complex="Times New Roman" fo:font-size="12pt" style:font-size-asian="12pt"/>
    </style:style>
    <style:style style:name="P28" style:parent-style-name="Normal" style:family="paragraph">
      <style:paragraph-properties fo:margin-bottom="0in" fo:line-height="150%"/>
      <style:text-properties style:font-name="Times New Roman" style:font-name-complex="Times New Roman" fo:font-size="12pt" style:font-size-asian="12pt"/>
    </style:style>
    <style:style style:name="P29" style:parent-style-name="Normal" style:family="paragraph">
      <style:paragraph-properties fo:margin-bottom="0in" fo:line-height="150%"/>
      <style:text-properties style:font-name="Times New Roman" style:font-name-complex="Times New Roman" fo:font-size="12pt" style:font-size-asian="12pt"/>
    </style:style>
    <style:style style:name="P30" style:parent-style-name="Normal" style:family="paragraph">
      <style:paragraph-properties fo:margin-bottom="0in" fo:line-height="150%"/>
      <style:text-properties style:font-name="Times New Roman" style:font-name-complex="Times New Roman" fo:font-size="12pt" style:font-size-asian="12pt"/>
    </style:style>
    <style:style style:name="P31" style:parent-style-name="Normal" style:family="paragraph">
      <style:paragraph-properties fo:margin-bottom="0in" fo:line-height="150%"/>
    </style:style>
    <style:style style:name="T32" style:parent-style-name="DefaultParagraphFont" style:family="text">
      <style:text-properties style:font-name="Times New Roman" style:font-name-complex="Times New Roman" fo:font-size="12pt" style:font-size-asian="12pt"/>
    </style:style>
    <style:style style:name="T33" style:parent-style-name="DefaultParagraphFont" style:family="text">
      <style:text-properties style:font-name="Times New Roman" style:font-name-complex="Times New Roman" fo:font-size="12pt" style:font-size-asian="12pt"/>
    </style:style>
    <style:style style:name="T34" style:parent-style-name="DefaultParagraphFont" style:family="text">
      <style:text-properties style:font-name="Times New Roman" style:font-name-complex="Times New Roman" fo:font-size="12pt" style:font-size-asian="12pt"/>
    </style:style>
    <style:style style:name="T35" style:parent-style-name="DefaultParagraphFont" style:family="text">
      <style:text-properties style:font-name="Times New Roman" style:font-name-complex="Times New Roman" fo:font-size="12pt" style:font-size-asian="12pt"/>
    </style:style>
    <style:style style:name="T36" style:parent-style-name="DefaultParagraphFont" style:family="text">
      <style:text-properties style:font-name="Times New Roman" style:font-name-complex="Times New Roman" fo:font-size="12pt" style:font-size-asian="12pt"/>
    </style:style>
    <style:style style:name="T37" style:parent-style-name="DefaultParagraphFont" style:family="text">
      <style:text-properties style:font-name="Times New Roman" style:font-name-complex="Times New Roman" fo:font-size="12pt" style:font-size-asian="12pt"/>
    </style:style>
    <style:style style:name="T38" style:parent-style-name="DefaultParagraphFont" style:family="text">
      <style:text-properties style:font-name="Times New Roman" style:font-name-complex="Times New Roman" fo:font-size="12pt" style:font-size-asian="12pt"/>
    </style:style>
    <style:style style:name="T39" style:parent-style-name="DefaultParagraphFont" style:family="text">
      <style:text-properties style:font-name="Times New Roman" style:font-name-complex="Times New Roman" fo:font-size="12pt" style:font-size-asian="12pt"/>
    </style:style>
    <style:style style:name="T40" style:parent-style-name="DefaultParagraphFont" style:family="text">
      <style:text-properties style:font-name="Times New Roman" style:font-name-complex="Times New Roman" fo:font-size="12pt" style:font-size-asian="12pt"/>
    </style:style>
  </office:automatic-styles>
  <office:body>
    <office:text text:use-soft-page-breaks="true">
      <text:p text:style-name="P1"><text:span text:style-name="T2">Copyeditor : Mathilde Nicolas.<text:s/></text:span></text:p>
      <text:p text:style-name="P3"><text:span text:style-name="T4">Creator: Renaudot, Théophraste (1586-1653).<text:s/></text:span></text:p>
      <text:p text:style-name="P5">Title: Recueil des gazettes nouvelles, ordinaires et extraordinaires. Relations et récits des choses avenues tant en ce royaume qu'ailleurs, pendant l'année mil six cent soixante-quatre.</text:p>
      <text:p text:style-name="P6"><text:span text:style-name="T7">Date : 1664</text:span><text:span text:style-name="T8">/02/16</text:span><text:span text:style-name="T9">.<text:s/></text:span></text:p>
      <text:p text:style-name="P10"><text:span text:style-name="T11">Bibl: Renaudot</text:span><text:span text:style-name="T12"><text:s/>Théophraste,<text:s/></text:span><text:span text:style-name="T13">Recueil des gazettes nouvelles, ordinaires et extraordinaires. Relations et récits des choses avenues tant en ce royaume qu'ailleurs, pendant l'année mil six cent soixante-quatre.</text:span><text:span text:style-name="T14">, Paris, Bureau d’adresse, 1664.</text:span></text:p>
      <text:p text:style-name="P15"/>
      <text:p text:style-name="P16"/>
      <text:p text:style-name="P17">166</text:p>
      <text:p text:style-name="P18">Le 9 du Courant, le Maréchal du Plessis partit d’ici, pour<text:line-break/>aller commander l'Armée du Roy, en Italie : le Marquis de<text:line-break/>Fourilles y estant, aussi,<text:s/>allé pour en estre Lieutenant<text:line-break/>Général.<text:line-break/>Le 12, un Courier apporta la nouvelle de la mort de l'Ar-<text:line-break/>chiduc Charles Joseph, Frére de l'Empéreur: &amp;<text:s/>le 13, le<text:line-break/><text:soft-page-break/>Comte Strozzi Envoyé de Sa Majesté Impériale, prit son<text:line-break/>Audiance de Congé du Roy, ainsi que le lendemain,<text:s/>des<text:line-break/>Reynes : ayant esté conduit vers Leurs Majestez,<text:s/>par le Sieur<text:line-break/>de Bonneüil, Introducteur des Ambassadeurs, avec les céré-<text:line-break/>monies ordinaires.<text:line-break/></text:p>
      <text:p text:style-name="P19">Le<text:s/>mesme jour<text:s/>13, le Roy dança pour la premiére fois, le<text:line-break/>Balet des Amans déguisez, dans le Palais Royal : où estoit<text:s/>la<text:line-break/>Reyne Mére, Madame, le Prince, &amp; la Princesse de Condé,<text:line-break/>la Duchesse d’Engüyen, &amp; grand nombre d'autres Sei-<text:line-break/>gneurs, &amp; Dames de la Cour. L'ouverture du Théâtre se<text:line-break/>fait par une agréable contestation<text:s/>entre Pallas, &amp; Vénus, la<text:line-break/>premiére accompagnée des Vertus<text:s/>&amp; des Arts, &amp;<text:s/>l'autre des<text:line-break/>Graces &amp;<text:s/>des Plaisirs : &amp; Mercure qui les veut accorder leur<text:line-break/>ayant proposé le Roy pour Arbitre, elles le reçoivent avec<text:line-break/>de grandes marques de joye. Toutesfois, Vénus se défiant<text:line-break/><text:soft-page-break/>de la bonté de sa<text:s/>Cause, à recours à l'artifice, &amp;<text:s/>envoye ce<text:line-break/>Messager des Dieux, ramasser tous les Amours capables de<text:line-break/>ranger la Victoire de son costé: mais afin qu'il les püisse con-<text:line-break/>noistre<text:s/>sous toutes les sortes de déguisemens dont ils sont ca-<text:line-break/>pables, elle les lui fait voir dans les 14 Entrées qui compo-<text:line-break/>sent ce Balet. La premiére est de huit Amours travestis<text:line-break/>en Forgerons, sortans de la Grote de Vulcan, qui fait, aussi,<text:line-break/>la premiére décoration du Théatre; &amp;<text:s/>se change en<text:line-break/>une Mer, sur laquelle paroist un Combat, d'où Marc-<text:line-break/>Antoine sort, abandonnant la Victoire pour süivre Cléo-<text:line-break/>patre. La deuxiéme se fait par le Gouverneur d'Egypte,<text:line-break/>représenté par le Duc de Saint Agnan, avec toute la<text:s/>Jeu-</text:p>
      <text:p text:style-name="P20"/>
      <text:p text:style-name="P21"/>
      <text:p text:style-name="P22">167</text:p>
      <text:p text:style-name="P23">nesse de son Gouvernement : &amp; Marc- Antoine &amp; Cléopa-<text:line-break/>tre la terminent par un Dialogue. La 3e est d'Amours dégui-<text:line-break/>sez en Rameurs, qui<text:s/>dancent de joye, d'avoir pû<text:s/>triompher<text:line-break/>de ce fameux Guerrier : &amp; un délicieux Concert d'Instru-<text:line-break/>mens en fait la conclusion. La 4e, où paroissent les Jardins<text:line-break/>de<text:s/>Cérés, est encor d'une Troupe d'Amours,<text:s/>qui pour mettre<text:line-break/>Proserpine en la püissance de<text:s/>Pluton,<text:s/>&amp;<text:s/>venir plus facilement<text:line-break/>à bout de leur entreprise, ont emprunté le visage &amp; les ha-<text:line-break/>bits<text:s/>de ses Compagnes, désignées par la Comtesse de Sois-<text:line-break/>sons, &amp; sept autres Dames de la Cour: &amp; la Déesse estant<text:line-break/>représentée par la Reyne, y parest avec des Charmes seuls ca-<text:line-break/>pables de faire la peinture d'une Divinité. La 5e est<text:s/>d'Amours<text:line-break/>travestis en Jardiniers : entre lesquels sont le<text:s/>Duc d’Enguyen,<text:line-break/>le Duc de Sully,<text:s/>&amp; les Marquis de Villequier, &amp;<text:s/>de Villeroy.<text:line-break/>La 6, est de Pluton, représenté par le Comte<text:s/>d’Armagnac,<text:line-break/>accompagné<text:s/>de ses Démons, déguisez, aussi, en Amours : qui<text:line-break/>sont le Comte du Lude, &amp; les Marquis de Saucourt, &amp; de<text:line-break/>Genlis. La 7,<text:s/>où le Palais enchanté d'Armide, sert de déco-<text:line-break/>ration, est d'autres Amours cachez sous l'habit de Bergers,<text:line-break/>qui essayent<text:s/>de retenir<text:s/>Regnaut<text:s/>aupres de la Beauté dont il<text:line-break/>est passionné, mais inutilemcnt, ce Guerrier n'écoutant que<text:line-break/>la voix de la Gloire, &amp;<text:s/>celle des Chevaliers qui l'ont dégagé<text:line-break/>de<text:s/>sa prison : &amp; cette Entrée est<text:s/>celle du Roy, dans toutes les<text:line-break/>actions duquel cette Gloire<text:s/>éclate si pleinement, qu'il est<text:s/>là,<text:line-break/>aussi aisément reconnu, que dans ses<text:s/>occupations les plus<text:line-break/>augustes. La 8, est d'Amours vestus comme les Nymphes<text:line-break/>de Flore : laquelle se termine par un beau Récit Italien.<text:line-break/>La 9, est d'une Bande de petits Amours, sortans précipitam-<text:line-break/>ment,<text:s/>du Palais qui a esté détrüit : &amp; qui sont süvis dans la 10,<text:line-break/>des Sauvages de la Colchide, ravis de la beauté d'une Machi-<text:line-break/>ne qui<text:s/>descend<text:s/>le long de leur Fleuve. C'est une Conque ma-<text:line-break/>rine,<text:s/>sur laquelle pour la 11<text:s/>Entrée,<text:s/>paroist une Amante de Ja-<text:line-break/>son,<text:s/>qui a quité sa Couronne pour le chercher : &amp;<text:s/>cette Prin-<text:line-break/>cesse est accompagnée d'Amours déguisez en Nymphes, &amp;<text:line-break/>Dieux Marins,<text:s/>entre lesquels est Monsieur,<text:s/>dont la grace dé-<text:line-break/>couvre assez aux Spectateurs,<text:s/>le rang qu'il occupe parmi eux.<text:line-break/>La 12<text:s/>Entrée,<text:s/>où se<text:s/>void l'embrasement de<text:s/>Troye,<text:s/>est<text:s/>de<text:s/>Guer-<text:line-break/></text:p>
      <text:p text:style-name="P24"/>
      <text:p text:style-name="P25">168</text:p>
      <text:p text:style-name="P26">riers qui sont pareillement, des Amours travestis, tenans des<text:line-break/>Flambeaux, pour montrer qu'ils sont les autheurs de cet In-<text:line-break/>cendie:<text:s/>&amp; il s'y fait un Combat des Grecs, &amp; des Troyens,<text:s/>où<text:line-break/>se trouve Agamemnon<text:s/>représenté par le Duc de Guyse, &amp; à<text:line-break/>la fin duquel, Junon<text:s/>vient témoigner, par un Récit, la joye<text:line-break/>qu'elle a de se voir vangée. La 13 &amp; la 14 Entrée, sont d’A-<text:line-break/>rnours déguisez en Grecs : qui apres la prise du Chasteau de<text:line-break/>Priam<text:s/>disputent pour le partage du Butin, &amp; terminent ainsi<text:line-break/>ce Divertissement.</text:p>
      <text:p text:style-name="P27">Le 14, le Corps du Duc de la Meilleraye, qui estoit ex-<text:line-break/>posé à l'Arsenal, dans une grande Sale tendüe de düeil, &amp;<text:line-break/>sous un magnifique Dais, fut condüit le matin a S. Paul, pré-<text:line-break/>cédé du Clergé de cette Eglise, &amp;<text:s/>de tous les Gentilshom-<text:line-break/>mes &amp; Officiers de sa Maison, avec plus de 80 Valets de<text:line-break/>pied portans des flambeaux, &amp;<text:s/>suivi du Duc Mazarin, de<text:line-break/>l'Abbé d'Effiat, des Ducs de BrissIac,<text:s/>&amp; d’Etrées, &amp; de quan-<text:line-break/>tité d'autres Personnes de marque: plusieurs Evesques s’es-<text:line-break/>tans trouvez en la<text:s/>mesme Eglise,<text:s/>aussi, toute tendüe de noir.<text:line-break/>Le Corps y fut posé sur une Estrade, éclairée d'une infinité<text:line-break/>de cierges, ainsi que le grand Autel: &amp;<text:s/>le Service ayant<text:s/>esté<text:line-break/>fait avec les cérémonies accoûtumées, on le transporta en<text:line-break/>l’Eglise des Jésüites de la rüe<text:s/>S. Antoine, où il fut pareille-<text:line-break/>ment,<text:s/>posé sur une Estrade, pendant les Priéres, puis mis en<text:line-break/>dépost dans une Chapelle, au dessous d'un Dais, jusques<text:s/>à<text:s/>ce<text:line-break/>que le Collége des quatre Nations qui se constrüit<text:s/>ici,<text:s/>soit<text:line-break/>en de le recevoir.</text:p>
      <text:p text:style-name="P28">Le mesme jour, les Reynes firent l'honneur à la Du-<text:line-break/>chesse sa Veuve, de lui aller témoigner la part qu'Elles pre-<text:line-break/>noyent en cette perte, qui a sensiblement touché toute la<text:line-break/>Cour.</text:p>
      <text:p text:style-name="P29">Hier, le Comte Strozzi, prit,<text:s/>aussi , congé de<text:s/>Monfieurs, &amp;<text:line-break/>de Madame : estant conduit par le Sieur de S. Laurens In-<text:line-break/>troducteur des Ambassadeurs auprès de ce<text:s/>Prince.</text:p>
      <text:p text:style-name="P30"/>
      <text:p text:style-name="P31"><text:span text:style-name="T32">A Paris, du Bureau d'Adresse, aux Galleries du Louvre,</text:span><text:span text:style-name="T33"><text:s/>devant</text:span><text:span text:style-name="T34"><text:line-break/></text:span><text:span text:style-name="T35">la ru</text:span><text:span text:style-name="T36">e S. Thomas, le 16 Février 1664</text:span><text:span text:style-name="T37">.</text:span><text:span text:style-name="T38"><text:line-break/></text:span><text:span text:style-name="T39">Avec<text:s/></text:span><text:span text:style-name="T40">Privilég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vertical-align="baseline" fo:margin-bottom="0in" fo:line-height="100%"/>
      <style:text-properties style:font-name="Calibri" style:font-name-asian="Calibri" style:font-name-complex="F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word</dc:creator>
    <meta:creation-date>2020-02-13T11:12:00Z</meta:creation-date>
    <dc:date>2020-02-13T11:12:00Z</dc:date>
    <meta:template xlink:href="Normal" xlink:type="simple"/>
    <meta:editing-cycles>2</meta:editing-cycles>
    <meta:editing-duration>PT0S</meta:editing-duration>
    <meta:document-statistic meta:page-count="3" meta:paragraph-count="13" meta:word-count="973" meta:character-count="6508" meta:row-count="46" meta:non-whitespace-character-count="5548"/>
  </office:meta>
</office:document-meta>
</file>